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07C207DA490EF111.png" manifest:media-type="image/png"/>
  <manifest:file-entry manifest:full-path="Pictures/100002010000078000000438FB84BE2C36F02AE6.png" manifest:media-type="image/png"/>
  <manifest:file-entry manifest:full-path="Pictures/10000201000007800000043837624CC147EF281A.png" manifest:media-type="image/png"/>
  <manifest:file-entry manifest:full-path="Pictures/100002010000078000000438DFC4D15D3334D783.png" manifest:media-type="image/png"/>
  <manifest:file-entry manifest:full-path="Pictures/10000201000007800000043826C54F9F91AA6BDF.png" manifest:media-type="image/png"/>
  <manifest:file-entry manifest:full-path="Pictures/100002010000078000000438C5DD431A06B63C68.png" manifest:media-type="image/png"/>
  <manifest:file-entry manifest:full-path="Pictures/100002010000078000000438736F95D1BC30F7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86cm" svg:x="0.401cm" svg:y="1.5cm">
          <draw:image xlink:href="Pictures/10000201000007800000043837624CC147EF281A.png" xlink:type="simple" xlink:show="embed" xlink:actuate="onLoad">
            <text:p/>
          </draw:image>
        </draw:frame>
        <draw:frame draw:style-name="gr1" draw:text-style-name="P1" draw:layer="layout" svg:width="18.999cm" svg:height="10.686cm" svg:x="0.701cm" svg:y="15.9cm">
          <draw:image xlink:href="Pictures/100002010000078000000438FB84BE2C36F02AE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8.999cm" svg:height="10.686cm" svg:x="1.4cm" svg:y="1.6cm">
          <draw:image xlink:href="Pictures/10000201000007800000043826C54F9F91AA6BDF.png" xlink:type="simple" xlink:show="embed" xlink:actuate="onLoad">
            <text:p/>
          </draw:image>
        </draw:frame>
        <draw:frame draw:style-name="gr1" draw:text-style-name="P1" draw:layer="layout" svg:width="18.999cm" svg:height="10.686cm" svg:x="1.601cm" svg:y="16.514cm">
          <draw:image xlink:href="Pictures/100002010000078000000438736F95D1BC30F7B0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8.999cm" svg:height="10.686cm" svg:x="1.001cm" svg:y="1.414cm">
          <draw:image xlink:href="Pictures/100002010000078000000438DFC4D15D3334D783.png" xlink:type="simple" xlink:show="embed" xlink:actuate="onLoad">
            <text:p/>
          </draw:image>
        </draw:frame>
        <draw:frame draw:style-name="gr1" draw:text-style-name="P1" draw:layer="layout" svg:width="18.999cm" svg:height="10.686cm" svg:x="1.4cm" svg:y="12.9cm">
          <draw:image xlink:href="Pictures/100002010000078000000438C5DD431A06B63C68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18.999cm" svg:height="10.686cm" svg:x="1.3cm" svg:y="1.5cm">
          <draw:image xlink:href="Pictures/10000201000007800000043807C207DA490EF11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3T16:25:27.887392333</meta:creation-date>
    <dc:date>2019-09-13T18:48:48.510345870</dc:date>
    <meta:editing-duration>PT2H11M56S</meta:editing-duration>
    <meta:editing-cycles>2</meta:editing-cycles>
    <meta:generator>LibreOffice/6.0.7.3$Linux_X86_64 LibreOffice_project/00m0$Build-3</meta:generator>
    <meta:document-statistic meta:object-count="7"/>
  </office:meta>
</office:document-meta>
</file>